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En-têtedetabledesmatières" style:master-page-name="MP0" style:family="paragraph">
      <style:paragraph-properties fo:break-before="page" fo:text-align="justify"/>
      <style:text-properties fo:language="fr" fo:country="FR"/>
    </style:style>
    <style:style style:name="P2" style:parent-style-name="En-têtedetabledesmatières" style:family="paragraph">
      <style:paragraph-properties fo:text-align="justify"/>
      <style:text-properties fo:language="fr" fo:country="FR"/>
    </style:style>
    <style:style style:name="P3" style:parent-style-name="En-têtedetabledesmatières" style:family="paragraph">
      <style:paragraph-properties fo:text-align="justify"/>
      <style:text-properties fo:language="fr" fo:country="FR"/>
    </style:style>
    <style:style style:name="P4" style:parent-style-name="En-têtedetabledesmatières" style:family="paragraph">
      <style:paragraph-properties fo:text-align="justify"/>
      <style:text-properties fo:language="fr" fo:country="FR"/>
    </style:style>
    <style:style style:name="P5" style:parent-style-name="En-têtedetabledesmatières" style:family="paragraph">
      <style:paragraph-properties fo:text-align="justify"/>
      <style:text-properties fo:language="fr" fo:country="FR"/>
    </style:style>
    <style:style style:name="P6" style:parent-style-name="En-têtedetabledesmatières" style:family="paragraph">
      <style:paragraph-properties fo:text-align="justify"/>
      <style:text-properties fo:language="fr" fo:country="FR"/>
    </style:style>
    <style:style style:name="P7" style:parent-style-name="En-têtedetabledesmatières" style:family="paragraph">
      <style:paragraph-properties fo:text-align="justify"/>
      <style:text-properties fo:language="fr" fo:country="FR"/>
    </style:style>
    <style:style style:name="P8" style:parent-style-name="En-têtedetabledesmatières" style:family="paragraph">
      <style:paragraph-properties fo:text-align="justify"/>
      <style:text-properties fo:language="fr" fo:country="FR"/>
    </style:style>
    <style:style style:name="P9" style:parent-style-name="En-têtedetabledesmatières" style:family="paragraph">
      <style:paragraph-properties fo:text-align="justify"/>
      <style:text-properties fo:language="fr" fo:country="FR"/>
    </style:style>
    <style:style style:name="P10" style:parent-style-name="En-têtedetabledesmatières" style:family="paragraph">
      <style:paragraph-properties fo:text-align="justify"/>
      <style:text-properties fo:language="fr" fo:country="FR"/>
    </style:style>
    <style:style style:name="P11" style:parent-style-name="En-têtedetabledesmatières" style:family="paragraph">
      <style:paragraph-properties fo:text-align="justify"/>
      <style:text-properties fo:language="fr" fo:country="FR"/>
    </style:style>
    <style:style style:name="P12" style:parent-style-name="En-têtedetabledesmatières" style:family="paragraph">
      <style:paragraph-properties fo:text-align="justify"/>
      <style:text-properties fo:language="fr" fo:country="FR"/>
    </style:style>
    <style:style style:name="P13" style:parent-style-name="En-têtedetabledesmatières" style:family="paragraph">
      <style:paragraph-properties fo:text-align="justify"/>
      <style:text-properties fo:language="fr" fo:country="FR"/>
    </style:style>
    <style:style style:name="P14" style:parent-style-name="En-têtedetabledesmatières" style:family="paragraph">
      <style:paragraph-properties fo:text-align="justify"/>
      <style:text-properties fo:language="fr" fo:country="FR"/>
    </style:style>
    <style:style style:name="P15" style:parent-style-name="En-têtedetabledesmatières" style:family="paragraph">
      <style:paragraph-properties fo:text-align="justify"/>
      <style:text-properties fo:language="fr" fo:country="FR"/>
    </style:style>
    <style:style style:name="P16" style:parent-style-name="En-têtedetabledesmatières" style:family="paragraph">
      <style:paragraph-properties fo:text-align="justify"/>
      <style:text-properties fo:language="fr" fo:country="FR"/>
    </style:style>
    <style:style style:name="P17" style:parent-style-name="En-têtedetabledesmatières" style:family="paragraph">
      <style:paragraph-properties fo:text-align="justify"/>
      <style:text-properties fo:language="fr" fo:country="FR"/>
    </style:style>
    <style:style style:name="P18" style:parent-style-name="En-têtedetabledesmatières" style:family="paragraph">
      <style:paragraph-properties fo:text-align="justify"/>
      <style:text-properties fo:language="fr" fo:country="FR"/>
    </style:style>
    <style:style style:name="P19" style:parent-style-name="En-têtedetabledesmatières" style:family="paragraph">
      <style:paragraph-properties fo:text-align="justify"/>
      <style:text-properties fo:language="fr" fo:country="FR"/>
    </style:style>
    <style:style style:name="P20" style:parent-style-name="En-têtedetabledesmatières" style:family="paragraph">
      <style:paragraph-properties fo:text-align="justify"/>
      <style:text-properties fo:language="fr" fo:country="FR"/>
    </style:style>
    <style:style style:name="P21" style:parent-style-name="En-têtedetabledesmatières" style:family="paragraph">
      <style:paragraph-properties fo:text-align="justify"/>
    </style:style>
    <style:style style:name="P22" style:parent-style-name="Titre1" style:family="paragraph">
      <style:paragraph-properties fo:text-align="justify"/>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6" style:parent-style-name="Policepardéfaut" style:family="text">
      <style:text-properties style:font-name="Calibri" style:font-name-asian="Times New Roman" style:font-name-complex="Times New Roman" style:letter-kerning="false" style:language-asian="en" style:country-asian="GB"/>
    </style:style>
    <style:style style:name="P2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28" style:parent-style-name="Policepardéfaut" style:family="text">
      <style:text-properties style:font-name="Calibri" style:font-name-asian="Times New Roman" style:font-name-complex="Times New Roman" style:letter-kerning="false" style:language-asian="en" style:country-asian="GB"/>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1" style:parent-style-name="Policepardéfaut" style:family="text">
      <style:text-properties style:font-name="Calibri" style:font-name-asian="Times New Roman" style:font-name-complex="Times New Roman" style:letter-kerning="false" style:language-asian="en" style:country-asian="GB"/>
    </style:style>
    <style:style style:name="P32"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3" style:parent-style-name="Policepardéfaut" style:family="text">
      <style:text-properties style:font-name="Calibri" style:font-name-asian="Times New Roman" style:font-name-complex="Times New Roman" style:letter-kerning="false" style:language-asian="en" style:country-asian="GB"/>
    </style:style>
    <style:style style:name="P34"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5" style:parent-style-name="Policepardéfaut" style:family="text">
      <style:text-properties style:font-name="Calibri" style:font-name-asian="Times New Roman" style:font-name-complex="Times New Roman" style:letter-kerning="false" style:language-asian="en" style:country-asian="GB"/>
    </style:style>
    <style:style style:name="P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7" style:parent-style-name="Policepardéfaut" style:family="text">
      <style:text-properties style:font-name="Calibri" style:font-name-asian="Times New Roman" style:font-name-complex="Times New Roman" style:letter-kerning="false" style:language-asian="en" style:country-asian="GB"/>
    </style:style>
    <style:style style:name="P38"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39" style:parent-style-name="Policepardéfaut" style:family="text">
      <style:text-properties style:font-name="Calibri" style:font-name-asian="Times New Roman" style:font-name-complex="Times New Roman" style:letter-kerning="false" style:language-asian="en" style:country-asian="GB"/>
    </style:style>
    <style:style style:name="P40"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1" style:parent-style-name="Policepardéfaut" style:family="text">
      <style:text-properties style:font-name="Calibri" style:font-name-asian="Times New Roman" style:font-name-complex="Times New Roman" style:letter-kerning="false" style:language-asian="en" style:country-asian="GB"/>
    </style:style>
    <style:style style:name="P42" style:parent-style-name="TM1" style:family="paragraph">
      <style:paragraph-properties>
        <style:tab-stops>
          <style:tab-stop style:type="right" style:leader-style="dotted" style:leader-text="." style:position="6.293in"/>
        </style:tab-stops>
      </style:paragraph-properties>
    </style:style>
    <style:style style:name="P4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4" style:parent-style-name="Policepardéfaut" style:family="text">
      <style:text-properties style:font-name="Calibri" style:font-name-asian="Times New Roman" style:font-name-complex="Times New Roman" style:letter-kerning="false" style:language-asian="en" style:country-asian="GB"/>
    </style:style>
    <style:style style:name="P4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46" style:parent-style-name="Policepardéfaut" style:family="text">
      <style:text-properties style:font-name="Calibri" style:font-name-asian="Times New Roman" style:font-name-complex="Times New Roman" style:letter-kerning="false" style:language-asian="en" style:country-asian="GB"/>
    </style:style>
    <style:style style:name="P47"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48" style:parent-style-name="Policepardéfaut" style:family="text">
      <style:text-properties style:font-name="Calibri" style:font-name-asian="Times New Roman" style:font-name-complex="Times New Roman" style:letter-kerning="false" style:language-asian="en" style:country-asian="GB"/>
    </style:style>
    <style:style style:name="P49" style:parent-style-name="TM3" style:family="paragraph">
      <style:paragraph-properties>
        <style:tab-stops>
          <style:tab-stop style:type="left" style:position="0.3055in"/>
          <style:tab-stop style:type="right" style:leader-style="dotted" style:leader-text="." style:position="5.9875in"/>
        </style:tab-stops>
      </style:paragraph-properties>
    </style:style>
    <style:style style:name="T50" style:parent-style-name="Policepardéfaut" style:family="text">
      <style:text-properties style:font-name="Calibri" style:font-name-asian="Times New Roman" style:font-name-complex="Times New Roman" style:letter-kerning="false" style:language-asian="en" style:country-asian="GB"/>
    </style:style>
    <style:style style:name="P51" style:parent-style-name="Normal"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Titre1" style:family="paragraph">
      <style:paragraph-properties fo:text-align="justify"/>
    </style:style>
    <style:style style:name="P70" style:parent-style-name="Textbody" style:family="paragraph">
      <style:paragraph-properties fo:text-align="justify"/>
    </style:style>
    <style:style style:name="P71" style:parent-style-name="Standard" style:family="paragraph">
      <style:paragraph-properties fo:text-align="justify"/>
    </style:style>
    <style:style style:name="P72" style:parent-style-name="Titre2" style:family="paragraph">
      <style:paragraph-properties fo:text-align="justify"/>
    </style:style>
    <style:style style:name="P73" style:parent-style-name="Textbody" style:family="paragraph">
      <style:paragraph-properties fo:text-align="justify"/>
    </style:style>
    <style:style style:name="P74" style:parent-style-name="Standard" style:family="paragraph">
      <style:paragraph-properties fo:text-align="justify" fo:margin-left="0.5in">
        <style:tab-stops/>
      </style:paragraph-properties>
    </style:style>
    <style:style style:name="P75" style:parent-style-name="Standard" style:family="paragraph">
      <style:paragraph-properties fo:text-align="justify" fo:margin-left="0.5in">
        <style:tab-stops/>
      </style:paragraph-properties>
      <style:text-properties fo:font-weight="bold" style:font-weight-asian="bold"/>
    </style:style>
    <style:style style:name="P76" style:parent-style-name="Standard" style:family="paragraph">
      <style:paragraph-properties fo:text-align="justify" fo:margin-left="0.5in">
        <style:tab-stops/>
      </style:paragraph-properties>
    </style:style>
    <style:style style:name="T77" style:parent-style-name="Policepardéfaut" style:family="text">
      <style:text-properties fo:font-weight="bold" style:font-weight-asian="bold"/>
    </style:style>
    <style:style style:name="T78" style:parent-style-name="Policepardéfaut" style:family="text">
      <style:text-properties fo:font-weight="bold" style:font-weight-asian="bold"/>
    </style:style>
    <style:style style:name="P79" style:parent-style-name="Standard" style:family="paragraph">
      <style:paragraph-properties fo:text-align="justify" fo:margin-left="0.5in">
        <style:tab-stops/>
      </style:paragraph-properties>
    </style:style>
    <style:style style:name="T80" style:parent-style-name="Policepardéfaut" style:family="text">
      <style:text-properties style:text-underline-type="single" style:text-underline-style="solid" style:text-underline-width="auto" style:text-underline-mode="continuous"/>
    </style:style>
    <style:style style:name="T81" style:parent-style-name="Policepardéfaut" style:family="text">
      <style:text-properties style:text-underline-type="single" style:text-underline-style="solid" style:text-underline-width="auto" style:text-underline-mode="continuous"/>
    </style:style>
    <style:style style:name="P82" style:parent-style-name="Standard" style:family="paragraph">
      <style:paragraph-properties fo:text-align="justify" fo:margin-left="0.5in">
        <style:tab-stops/>
      </style:paragraph-properties>
    </style:style>
    <style:style style:name="T83" style:parent-style-name="Policepardéfaut" style:family="text">
      <style:text-properties style:text-underline-type="single" style:text-underline-style="solid" style:text-underline-width="auto" style:text-underline-mode="continuous"/>
    </style:style>
    <style:style style:name="T84" style:parent-style-name="Policepardéfaut" style:family="text">
      <style:text-properties style:text-underline-type="single" style:text-underline-style="solid" style:text-underline-width="auto" style:text-underline-mode="continuous"/>
    </style:style>
    <style:style style:name="P85" style:parent-style-name="Standard" style:family="paragraph">
      <style:paragraph-properties fo:text-align="justify" fo:margin-left="1in">
        <style:tab-stops/>
      </style:paragraph-properties>
    </style:style>
    <style:style style:name="T86" style:parent-style-name="Policepardéfaut" style:family="text">
      <style:text-properties style:text-underline-type="single" style:text-underline-style="solid" style:text-underline-width="auto" style:text-underline-mode="continuous"/>
    </style:style>
    <style:style style:name="T87" style:parent-style-name="Policepardéfaut" style:family="text">
      <style:text-properties fo:font-weight="bold" style:font-weight-asian="bold"/>
    </style:style>
    <style:style style:name="P88" style:parent-style-name="Standard" style:family="paragraph">
      <style:paragraph-properties fo:text-align="justify" fo:margin-left="0.5in">
        <style:tab-stops/>
      </style:paragraph-properties>
    </style:style>
    <style:style style:name="T89" style:parent-style-name="Policepardéfaut" style:family="text">
      <style:text-properties style:text-underline-type="single" style:text-underline-style="solid" style:text-underline-width="auto" style:text-underline-mode="continuous"/>
    </style:style>
    <style:style style:name="P90" style:parent-style-name="Standard" style:family="paragraph">
      <style:paragraph-properties fo:text-align="justify" fo:margin-left="0.5in">
        <style:tab-stops/>
      </style:paragraph-properties>
    </style:style>
    <style:style style:name="P91" style:parent-style-name="Standard" style:family="paragraph">
      <style:paragraph-properties fo:text-align="justify" fo:margin-left="0.5in">
        <style:tab-stops/>
      </style:paragraph-properties>
    </style:style>
    <style:style style:name="P92" style:parent-style-name="Standard" style:family="paragraph">
      <style:paragraph-properties fo:text-align="justify" fo:margin-left="0.5in">
        <style:tab-stops/>
      </style:paragraph-properties>
    </style:style>
    <style:style style:name="P93" style:parent-style-name="Standard" style:family="paragraph">
      <style:paragraph-properties fo:text-align="justify" fo:margin-left="0.5in">
        <style:tab-stops/>
      </style:paragraph-properties>
    </style:style>
    <style:style style:name="P94" style:parent-style-name="Titre2" style:family="paragraph">
      <style:paragraph-properties fo:text-align="justify"/>
    </style:style>
    <style:style style:name="P95" style:parent-style-name="Textbody" style:family="paragraph">
      <style:paragraph-properties fo:text-align="justify"/>
    </style:style>
    <style:style style:name="P96" style:parent-style-name="Standard" style:family="paragraph">
      <style:paragraph-properties fo:text-align="justify" fo:margin-left="0.5in">
        <style:tab-stops/>
      </style:paragraph-properties>
    </style:style>
    <style:style style:name="T97" style:parent-style-name="Policepardéfaut" style:family="text">
      <style:text-properties fo:font-weight="bold" style:font-weight-asian="bold"/>
    </style:style>
    <style:style style:name="P98" style:parent-style-name="Standard" style:family="paragraph">
      <style:paragraph-properties fo:text-align="justify" fo:margin-left="0.5in">
        <style:tab-stops/>
      </style:paragraph-properties>
      <style:text-properties fo:font-weight="bold" style:font-weight-asian="bold"/>
    </style:style>
    <style:style style:name="P99" style:parent-style-name="Titre2" style:family="paragraph">
      <style:paragraph-properties fo:text-align="justify"/>
    </style:style>
    <style:style style:name="P100" style:parent-style-name="Textbody" style:family="paragraph">
      <style:paragraph-properties fo:text-align="justify" fo:text-indent="0.5in"/>
    </style:style>
    <style:style style:name="P101" style:parent-style-name="Standard" style:family="paragraph">
      <style:paragraph-properties fo:text-align="justify" fo:margin-left="0.5in">
        <style:tab-stops/>
      </style:paragraph-properties>
    </style:style>
    <style:style style:name="P102" style:parent-style-name="Titre1" style:family="paragraph">
      <style:paragraph-properties fo:text-align="justify"/>
    </style:style>
    <style:style style:name="P103" style:parent-style-name="Textbody" style:family="paragraph">
      <style:paragraph-properties fo:text-align="justify"/>
    </style:style>
    <style:style style:name="P104" style:parent-style-name="Titre2"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fo:margin-left="0.75in" fo:text-indent="0.25in">
        <style:tab-stops/>
      </style:paragraph-properties>
    </style:style>
    <style:style style:name="P107" style:parent-style-name="Titre3" style:family="paragraph">
      <style:paragraph-properties fo:text-align="justify"/>
    </style:style>
    <style:style style:name="P108" style:parent-style-name="Textbody" style:family="paragraph">
      <style:paragraph-properties fo:text-align="justify" fo:margin-left="1in">
        <style:tab-stops/>
      </style:paragraph-properties>
    </style:style>
    <style:style style:name="P109" style:parent-style-name="Textbody" style:family="paragraph">
      <style:paragraph-properties fo:text-align="justify" fo:margin-left="1in">
        <style:tab-stops/>
      </style:paragraph-properties>
    </style:style>
    <style:style style:name="P110" style:parent-style-name="Textbody" style:family="paragraph">
      <style:paragraph-properties fo:text-align="justify" fo:margin-left="1in">
        <style:tab-stops/>
      </style:paragraph-properties>
    </style:style>
    <style:style style:name="P111" style:parent-style-name="Titre3" style:family="paragraph">
      <style:paragraph-properties fo:text-align="justify"/>
    </style:style>
    <style:style style:name="P112" style:parent-style-name="Textbody" style:family="paragraph">
      <style:paragraph-properties fo:text-align="justify" fo:margin-left="1in">
        <style:tab-stops/>
      </style:paragraph-properties>
    </style:style>
    <style:style style:name="P113" style:parent-style-name="Textbody" style:family="paragraph">
      <style:paragraph-properties fo:text-align="justify" fo:margin-left="1in">
        <style:tab-stops/>
      </style:paragraph-properties>
    </style:style>
    <style:style style:name="P114" style:parent-style-name="Textbody" style:family="paragraph">
      <style:paragraph-properties fo:text-align="justify" fo:margin-left="1in">
        <style:tab-stops/>
      </style:paragraph-properties>
    </style:style>
    <style:style style:name="P115" style:parent-style-name="Textbody" style:family="paragraph">
      <style:paragraph-properties fo:text-align="justify" fo:margin-left="1in">
        <style:tab-stops/>
      </style:paragraph-properties>
    </style:style>
    <style:style style:name="P116" style:parent-style-name="Titre2" style:family="paragraph">
      <style:paragraph-properties fo:text-align="justify"/>
    </style:style>
    <style:style style:name="P117" style:parent-style-name="Textbody" style:family="paragraph">
      <style:paragraph-properties fo:text-align="justify" fo:margin-left="0.75in">
        <style:tab-stops/>
      </style:paragraph-properties>
    </style:style>
    <style:style style:name="P118" style:parent-style-name="Textbody" style:family="paragraph">
      <style:paragraph-properties fo:text-align="justify" fo:margin-left="0.75in">
        <style:tab-stops/>
      </style:paragraph-properties>
    </style:style>
    <style:style style:name="P119" style:parent-style-name="Titre3" style:family="paragraph">
      <style:paragraph-properties fo:text-align="justify"/>
    </style:style>
    <style:style style:name="P120" style:parent-style-name="Textbody" style:family="paragraph">
      <style:paragraph-properties fo:text-align="justify" fo:margin-left="1in">
        <style:tab-stops/>
      </style:paragraph-properties>
    </style:style>
    <style:style style:name="P121" style:parent-style-name="Textbody" style:family="paragraph">
      <style:paragraph-properties fo:text-align="justify" fo:margin-left="1in">
        <style:tab-stops/>
      </style:paragraph-properties>
    </style:style>
    <style:style style:name="P122" style:parent-style-name="Titre3" style:family="paragraph">
      <style:paragraph-properties fo:text-align="justify"/>
    </style:style>
    <style:style style:name="P123" style:parent-style-name="Textbody" style:family="paragraph">
      <style:paragraph-properties fo:text-align="justify" fo:margin-left="1in">
        <style:tab-stops/>
      </style:paragraph-properties>
    </style:style>
    <style:style style:name="P124" style:parent-style-name="Textbody" style:family="paragraph">
      <style:paragraph-properties fo:text-align="justify" fo:margin-left="0.75in">
        <style:tab-stops/>
      </style:paragraph-properties>
    </style:style>
    <style:style style:name="P125" style:parent-style-name="Titre1" style:family="paragraph">
      <style:paragraph-properties fo:text-align="justify"/>
    </style:style>
    <style:style style:name="P126" style:parent-style-name="Titre2" style:family="paragraph">
      <style:paragraph-properties fo:text-align="justify"/>
    </style:style>
    <style:style style:name="P127" style:parent-style-name="Textbody" style:family="paragraph">
      <style:paragraph-properties fo:text-align="justify" fo:text-indent="0.5in"/>
    </style:style>
    <style:style style:name="P128" style:parent-style-name="Textbody" style:family="paragraph">
      <style:paragraph-properties fo:text-align="justify" fo:text-indent="0.5in"/>
    </style:style>
    <style:style style:name="P129" style:parent-style-name="Textbody" style:family="paragraph">
      <style:paragraph-properties fo:text-align="justify" fo:text-indent="0.5in"/>
    </style:style>
    <style:style style:name="P130" style:parent-style-name="Titre2"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Titre3" style:family="paragraph">
      <style:paragraph-properties fo:text-align="justify"/>
    </style:style>
    <style:style style:name="P136" style:parent-style-name="Textbody" style:family="paragraph">
      <style:paragraph-properties fo:text-align="justify" fo:margin-left="0.5in">
        <style:tab-stops/>
      </style:paragraph-properties>
    </style:style>
    <style:style style:name="P137" style:parent-style-name="Textbody" style:family="paragraph">
      <style:paragraph-properties fo:text-align="justify" fo:margin-left="0.5in" fo:text-indent="0.5in">
        <style:tab-stops/>
      </style:paragraph-properties>
    </style:style>
    <style:style style:name="P138" style:parent-style-name="Textbody" style:family="paragraph">
      <style:paragraph-properties fo:text-align="justify" fo:margin-left="0.5in" fo:text-indent="0.5in">
        <style:tab-stops/>
      </style:paragraph-properties>
    </style:style>
    <style:style style:name="P139" style:parent-style-name="Titre3" style:family="paragraph">
      <style:paragraph-properties fo:text-align="justify"/>
    </style:style>
    <style:style style:name="P140" style:parent-style-name="Textbody" style:family="paragraph">
      <style:paragraph-properties fo:margin-left="0.5in" fo:text-indent="0.5in">
        <style:tab-stops/>
      </style:paragraph-properties>
    </style:style>
    <style:style style:name="T141" style:parent-style-name="Policepardéfaut" style:family="text">
      <style:text-properties fo:font-weight="bold" style:font-weight-asian="bold"/>
    </style:style>
    <style:style style:name="P142" style:parent-style-name="Textbody" style:family="paragraph">
      <style:paragraph-properties fo:margin-left="0.5in">
        <style:tab-stops/>
      </style:paragraph-properties>
    </style:style>
    <style:style style:name="P143" style:parent-style-name="Standard" style:family="paragraph">
      <style:paragraph-properties fo:text-align="justify"/>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h text:style-name="P22" text:outline-level="1"><text:bookmark-start text:name="_Toc470295676"/><text:bookmark-start text:name="_Toc470515874"/><text:bookmark-start text:name="_Toc470516230"/><text:soft-page-break/>Table des matières<text:bookmark-end text:name="_Toc470295676"/><text:bookmark-end text:name="_Toc470515874"/><text:bookmark-end text:name="_Toc470516230"/></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3"><text:a xlink:href="#_Toc470516230" office:target-frame-name="_top" xlink:show="replace"><text:span text:style-name="Lienhypertexte">Table des matières</text:span><text:tab/>2</text:a></text:p>
          <text:p text:style-name="P24"><text:a xlink:href="#_Toc470516231" office:target-frame-name="_top" xlink:show="replace"><text:span text:style-name="Lienhypertexte">I. Création, initialisation - fonction setup</text:span><text:tab/>3</text:a></text:p>
          <text:p text:style-name="P25"><text:a xlink:href="#_Toc470516232" office:target-frame-name="_top" xlink:show="replace"><text:span text:style-name="Lienhypertexte">1.</text:span><text:span text:style-name="T26"><text:tab/></text:span><text:span text:style-name="Lienhypertexte">Création des carrefours</text:span><text:tab/>3</text:a></text:p>
          <text:p text:style-name="P27"><text:a xlink:href="#_Toc470516233" office:target-frame-name="_top" xlink:show="replace"><text:span text:style-name="Lienhypertexte">2.</text:span><text:span text:style-name="T28"><text:tab/></text:span><text:span text:style-name="Lienhypertexte">Création des feux</text:span><text:tab/>3</text:a></text:p>
          <text:p text:style-name="P29"><text:a xlink:href="#_Toc470516234" office:target-frame-name="_top" xlink:show="replace"><text:span text:style-name="Lienhypertexte">II. Fréquence des feux</text:span><text:tab/>3</text:a></text:p>
          <text:p text:style-name="P30"><text:a xlink:href="#_Toc470516235" office:target-frame-name="_top" xlink:show="replace"><text:span text:style-name="Lienhypertexte">1.</text:span><text:span text:style-name="T31"><text:tab/></text:span><text:span text:style-name="Lienhypertexte">Automatisme</text:span><text:tab/>4</text:a></text:p>
          <text:p text:style-name="P32"><text:a xlink:href="#_Toc470516236" office:target-frame-name="_top" xlink:show="replace"><text:span text:style-name="Lienhypertexte">A.</text:span><text:span text:style-name="T33"><text:tab/></text:span><text:span text:style-name="Lienhypertexte">Les variables</text:span><text:tab/>4</text:a></text:p>
          <text:p text:style-name="P34"><text:a xlink:href="#_Toc470516237" office:target-frame-name="_top" xlink:show="replace"><text:span text:style-name="Lienhypertexte">B.</text:span><text:span text:style-name="T35"><text:tab/></text:span><text:span text:style-name="Lienhypertexte">Explications</text:span><text:tab/>4</text:a></text:p>
          <text:p text:style-name="P36"><text:a xlink:href="#_Toc470516238" office:target-frame-name="_top" xlink:show="replace"><text:span text:style-name="Lienhypertexte">2.</text:span><text:span text:style-name="T37"><text:tab/></text:span><text:span text:style-name="Lienhypertexte">Modification manuelle</text:span><text:tab/>4</text:a></text:p>
          <text:p text:style-name="P38"><text:a xlink:href="#_Toc470516239" office:target-frame-name="_top" xlink:show="replace"><text:span text:style-name="Lienhypertexte">A.</text:span><text:span text:style-name="T39"><text:tab/></text:span><text:span text:style-name="Lienhypertexte">Les variables</text:span><text:tab/>4</text:a></text:p>
          <text:p text:style-name="P40"><text:a xlink:href="#_Toc470516240" office:target-frame-name="_top" xlink:show="replace"><text:span text:style-name="Lienhypertexte">B.</text:span><text:span text:style-name="T41"><text:tab/></text:span><text:span text:style-name="Lienhypertexte">Explications</text:span><text:tab/>4</text:a></text:p>
          <text:p text:style-name="P42"><text:a xlink:href="#_Toc470516241" office:target-frame-name="_top" xlink:show="replace"><text:span text:style-name="Lienhypertexte">III. Comportement des voitures</text:span><text:tab/>4</text:a></text:p>
          <text:p text:style-name="P43"><text:a xlink:href="#_Toc470516242" office:target-frame-name="_top" xlink:show="replace"><text:span text:style-name="Lienhypertexte">1.</text:span><text:span text:style-name="T44"><text:tab/></text:span><text:span text:style-name="Lienhypertexte">Comportement général</text:span><text:tab/>4</text:a></text:p>
          <text:p text:style-name="P45"><text:a xlink:href="#_Toc470516243" office:target-frame-name="_top" xlink:show="replace"><text:span text:style-name="Lienhypertexte">2.</text:span><text:span text:style-name="T46"><text:tab/></text:span><text:span text:style-name="Lienhypertexte">Tourner</text:span><text:tab/>4</text:a></text:p>
          <text:p text:style-name="P47"><text:a xlink:href="#_Toc470516244" office:target-frame-name="_top" xlink:show="replace"><text:span text:style-name="Lienhypertexte">A.</text:span><text:span text:style-name="T48"><text:tab/></text:span><text:span text:style-name="Lienhypertexte">Tourner à droite</text:span><text:tab/>5</text:a></text:p>
          <text:p text:style-name="P49"><text:a xlink:href="#_Toc470516245" office:target-frame-name="_top" xlink:show="replace"><text:span text:style-name="Lienhypertexte">B.</text:span><text:span text:style-name="T50"><text:tab/></text:span><text:span text:style-name="Lienhypertexte">Tourner à gauche</text:span><text:tab/>5</text:a></text:p>
        </text:index-body>
      </text:table-of-content>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P69" text:outline-level="1"><text:bookmark-start text:name="_Toc470295677"/><text:bookmark-start text:name="_Toc470515875"/><text:bookmark-start text:name="_Toc470516231"/>I. Création, initialisation - fonction setup<text:bookmark-end text:name="_Toc470295677"/><text:bookmark-end text:name="_Toc470515875"/><text:bookmark-end text:name="_Toc470516231"/></text:h>
      <text:p text:style-name="P70"/>
      <text:p text:style-name="P71"><text:tab/>Le but ici est de simuler un ou<text:s/>plusieurs carrefour(s) de la vie réelle afin d’y étudier le trafic, les vitesses moyennes… en appliquant certains comportements aux conducteurs et à la signalisation (feux uniquement dans ce cas-ci).</text:p>
      <text:list text:style-name="LFO6" text:continue-numbering="true">
        <text:list-item>
          <text:p text:style-name="P72"><text:bookmark-start text:name="_Toc470295678"/><text:bookmark-start text:name="_Toc470515876"/><text:bookmark-start text:name="_Toc470516232"/>Création des carrefours<text:bookmark-end text:name="_Toc470295678"/><text:bookmark-end text:name="_Toc470515876"/><text:bookmark-end text:name="_Toc470516232"/></text:p>
        </text:list-item>
      </text:list>
      <text:p text:style-name="P73"/>
      <text:p text:style-name="P74">Dans un premier temps il faut savoir que certains patches utilisés pour la création de l’interface appartiennent aussi aux patches intersections et ou routes ; chaque patch route possédant une direction de circulation.</text:p>
      <text:p text:style-name="P75">Les boutons seront en gras</text:p>
      <text:p text:style-name="P76"><text:span text:style-name="T77">grid_x</text:span><text:s/>et<text:s/><text:span text:style-name="T78">grid_y<text:s/></text:span>permettent de modifier le nombre de carrefours dans l’interface avec un maximum de 25 carrefours et un minimum de 1, central.</text:p>
      <text:p text:style-name="P79"><text:span text:style-name="T80">Setup_globals</text:span><text:s/>permet de définir grid_x_inc, grid_y_inc (calculés en fonction de la valeur des boutons ci-dessus) et la couleur des patches non routes/intersections, avec les deux premières variables qui vont être utilisées pour le positionnement des intersections dans<text:s/><text:span text:style-name="T81">setup-patches</text:span>.</text:p>
      <text:p text:style-name="P82"><text:span text:style-name="T83">Setup-patches<text:s/></text:span>permet de créer les intersections et d’y placer les drapeaux qui permettront par la suite de créer la signalisation tricolore ; on y crée aussi les routes dans<text:s/><text:span text:style-name="T84">setup-road</text:span>.</text:p>
      <text:p text:style-name="P85"><text:span text:style-name="T86">Setup-road</text:span> permet d’ajouter les directions aux patches (N, S, E, O) et de modifier la couleur des patches de routes (patches dont la position aura été calculée précédemment grâce en partie à la taille de la route<text:s/><text:span text:style-name="T87">road_size</text:span><text:s/>1 à 3 voies) et des intersections.</text:p>
      <text:p text:style-name="P88"><text:tab/><text:span text:style-name="T89">Setup-cars</text:span><text:s/>est l’initialisation des agents véhicules ;</text:p>
      <text:p text:style-name="P90">On leurs donne donc une couleur aléatoire, une position aléatoire à condition que celle-ci soit sur la route et au minimum ou maximum des<text:s/>latitudes et longitudes possible afin de ne pas retrouver une voiture au milieu de la route ou sur des <text:s/>au départ de la simulation !</text:p>
      <text:p text:style-name="P91">Leur forme/shape est initialisée grâce à setHeadingAndShapeAccordingCarDirection procédure qui permet en fonction de la direction du patch de déterminer la forme à affecter.</text:p>
      <text:p text:style-name="P92">Les formes ont été créés préalablement (« car », « cartonorth », « cartosouth », « cartowest ») dans « tools » =&gt;<text:s/>« turtle shape editor ».</text:p>
      <text:p text:style-name="P93">Finalement, une vitesse maximale et une patience leurs sont attribués, avec la patience utile afin de changer d’itinéraire en cours de route si la circulation est trop ralentie dans le carrefour.</text:p>
      <text:list text:style-name="LFO6" text:continue-numbering="true">
        <text:list-item>
          <text:p text:style-name="P94"><text:bookmark-start text:name="_Toc470295679"/><text:bookmark-start text:name="_Toc470515877"/><text:bookmark-start text:name="_Toc470516233"/>Création des feux<text:bookmark-end text:name="_Toc470295679"/><text:bookmark-end text:name="_Toc470515877"/><text:bookmark-end text:name="_Toc470516233"/></text:p>
        </text:list-item>
      </text:list>
      <text:p text:style-name="P95"/>
      <text:p text:style-name="P96">La position des<text:s/>patches feux/lights est calculée en fonction de la position des bannières et de la taille de la route<text:s/><text:span text:style-name="T97">road_size.</text:span></text:p>
      <text:p text:style-name="P98"/>
      <text:soft-page-break/>
      <text:list text:style-name="LFO6" text:continue-numbering="true">
        <text:list-item>
          <text:p text:style-name="P99">Création des voitures</text:p>
        </text:list-item>
      </text:list>
      <text:p text:style-name="Textbody"/>
      <text:p text:style-name="P100">On crée autant de voitures<text:s/>qu’il y en a de spécifié dans la<text:s/>variable<text:s/>« num-cars » que l’utilisateur peut modifier avant le set-up.<text:s/>C’est dans la méthode « setup-cars » qu’on va pouvoir retrouver le code où les voitures sont générées.<text:s/>Chaque voiture se voit affecter<text:s/>certaines variables permettant<text:s/>certains comportements<text:s/>par la suite. Une voiture va notamment se voir affecter une vitesse max qui est un random de la « speed-limit », une patience qui est un random entre la<text:s/>patience-min et la patience-max, une couleur, une direction etc.<text:s/>Chaque voiture sera ensuite mise sur le bord du terrain, sur une route<text:s/>correspondant à leur direction prête à partir lorsque l’utilisateur cliquera sur « go ».</text:p>
      <text:p text:style-name="P101"/>
      <text:h text:style-name="P102" text:outline-level="1"><text:bookmark-start text:name="_Toc470295680"/><text:bookmark-start text:name="_Toc470515878"/><text:bookmark-start text:name="_Toc470516234"/>II. Fréquence des feux<text:bookmark-end text:name="_Toc470295680"/><text:bookmark-end text:name="_Toc470515878"/><text:bookmark-end text:name="_Toc470516234"/></text:h>
      <text:p text:style-name="P103"/>
      <text:list text:style-name="LFO7" text:continue-numbering="true">
        <text:list-item>
          <text:p text:style-name="P104"><text:bookmark-start text:name="_Toc470295681"/><text:bookmark-start text:name="_Toc470515879"/><text:bookmark-start text:name="_Toc470516235"/>Automatisme<text:bookmark-end text:name="_Toc470295681"/><text:bookmark-end text:name="_Toc470515879"/><text:bookmark-end text:name="_Toc470516235"/></text:p>
        </text:list-item>
      </text:list>
      <text:p text:style-name="P105"/>
      <text:p text:style-name="P106">C’est « ticks » qui est utilisé afin de déclencher l’évènement changement de couleur des feux. Ticks est<text:s/>une fonction qui permet de récupérer la valeur du compteur de tick.</text:p>
      <text:list text:style-name="LFO8" text:continue-numbering="true">
        <text:list-item>
          <text:p text:style-name="P107"><text:bookmark-start text:name="_Toc470295682"/><text:bookmark-start text:name="_Toc470515880"/><text:bookmark-start text:name="_Toc470516236"/>Les variables<text:bookmark-end text:name="_Toc470295682"/><text:bookmark-end text:name="_Toc470515880"/><text:bookmark-end text:name="_Toc470516236"/></text:p>
        </text:list-item>
      </text:list>
      <text:p text:style-name="P108">time : nombre de ticks indiquant quand les feux ont été modifiés.</text:p>
      <text:p text:style-name="P109">frequenceRedGreen : nombre de ticks avant passage au vert ou orange.</text:p>
      <text:p text:style-name="P110">frequenceOrange : additionnée à<text:s/>frequenceRedGreen donne le nombre de ticks avant le passage au rouge.</text:p>
      <text:list text:style-name="LFO9" text:continue-numbering="true">
        <text:list-item>
          <text:p text:style-name="P111"><text:bookmark-start text:name="_Toc470295683"/><text:bookmark-start text:name="_Toc470515881"/><text:bookmark-start text:name="_Toc470516237"/>Explications<text:bookmark-end text:name="_Toc470295683"/><text:bookmark-end text:name="_Toc470515881"/><text:bookmark-end text:name="_Toc470516237"/></text:p>
        </text:list-item>
      </text:list>
      <text:p text:style-name="P112">Afin d’obtenir le nombre de patches feux pour un carrefour il suffit de multiplier le nombre de directions (N, E, S, O) par le nombre de voies de circulation * deux (pour les deux sens)</text:p>
      <text:p text:style-name="P113">Pour une route à 2 voies en sens unique cela donnerait :</text:p>
      <text:p text:style-name="P114">4 * 2 * 2 = 16 patches</text:p>
      <text:p text:style-name="P115">Le but est donc d’agir sur chaque patch afin de lui donner la couleur correspondant au nombre de ticks atteints.</text:p>
      <text:list text:style-name="LFO7" text:continue-numbering="true">
        <text:list-item>
          <text:p text:style-name="P116"><text:bookmark-start text:name="_Toc470295684"/><text:bookmark-start text:name="_Toc470515882"/><text:bookmark-start text:name="_Toc470516238"/>Modification manuelle<text:bookmark-end text:name="_Toc470295684"/><text:bookmark-end text:name="_Toc470515882"/><text:bookmark-end text:name="_Toc470516238"/></text:p>
        </text:list-item>
      </text:list>
      <text:p text:style-name="P117">On doit pouvoir modifier<text:s/>manuellement la fréquence des feux</text:p>
      <text:p text:style-name="P118">Il est donc possible d’utiliser la fonction [set-frequence num_label nouvelle_frequence] afin d’affecter une nouvelle fréquence à un carrefour, toutefois il est nécessaire de réaliser cette opération juste après un changement de couleur des feux (passage du vert au rouge ou inversement).</text:p>
      <text:list text:style-name="LFO10" text:continue-numbering="true">
        <text:list-item>
          <text:p text:style-name="P119"><text:bookmark-start text:name="_Toc470295685"/><text:bookmark-start text:name="_Toc470515883"/><text:bookmark-start text:name="_Toc470516239"/>Les variables<text:bookmark-end text:name="_Toc470295685"/><text:bookmark-end text:name="_Toc470515883"/><text:bookmark-end text:name="_Toc470516239"/></text:p>
        </text:list-item>
      </text:list>
      <text:p text:style-name="P120">La plupart des variables ont été présentées précédemment (cf. II. 1. A.)</text:p>
      <text:p text:style-name="P121">Label : cette variable indique le numéro de la bannière placée dans l’intersection.</text:p>
      <text:list text:style-name="LFO10" text:continue-numbering="true">
        <text:list-item>
          <text:p text:style-name="P122"><text:bookmark-start text:name="_Toc470295686"/><text:bookmark-start text:name="_Toc470515884"/><text:bookmark-start text:name="_Toc470516240"/>Explications<text:bookmark-end text:name="_Toc470295686"/><text:bookmark-end text:name="_Toc470515884"/><text:bookmark-end text:name="_Toc470516240"/></text:p>
        </text:list-item>
      </text:list>
      <text:p text:style-name="P123">Il suffit de modifier la variable frequenceRedGreen en lui affectant la nouvelle_frequence qui elle-même permet de modifier la couleur des feux (cf. <text:s/>II. 1.)</text:p>
      <text:p text:style-name="P124"/>
      <text:h text:style-name="P125" text:outline-level="1"><text:bookmark-start text:name="_Toc470295687"/><text:bookmark-start text:name="_Toc470515885"/><text:bookmark-start text:name="_Toc470516241"/>III.<text:s/><text:bookmark-end text:name="_Toc470295687"/><text:bookmark-end text:name="_Toc470515885"/>Comportement des voitures<text:bookmark-end text:name="_Toc470516241"/></text:h>
      <text:p text:style-name="Textbody"/>
      <text:list text:style-name="LFO11" text:continue-numbering="true">
        <text:list-item>
          <text:p text:style-name="P126"><text:bookmark-start text:name="_Toc470516242"/>Comportement général<text:bookmark-end text:name="_Toc470516242"/></text:p>
        </text:list-item>
      </text:list>
      <text:p text:style-name="Textbody"/>
      <text:p text:style-name="P127">De manière générale, sur la route la voiture va<text:s/>aller tout droit (sauf lorsqu’elle<text:s/>passe dans les intersections, voir point suivant). Comme préciser au-dessus,<text:s/>la voiture<text:s/>a<text:s/>une vitesse maximale qu’elle<text:s/>peut atteindre et elle accélèrera<text:s/>toujours afin d’atteindre cette vitesse sauf dans certains cas. S’il n’y a personne devant elle, la voiture va donc augmenter sa<text:s/>vitesse en fonction de la valeur de la variable d’accélération que l’utilisateur peut paramétrer avant de lancer le setup.<text:s/>Ceci est le cas le plus simple de l’application, lorsqu’il n’y a personne ! La voiture est aussi capable de détecter si des voitures sont présentes devant elle ou non, ainsi que de savoir à quelle distance<text:s/>et à quelle vitesse. En fonction de la variable ahead-vision (qui est à 3 par défaut) la voiture va pouvoir voir un certain nombre de patchs devant elle. Lorsqu’une voiture détecte une autre voiture devant elle,<text:s/>si et uniquement si la voiture devant elle va moins vite, alors<text:s/>elle va ralentir pour ne pas entrer en collision. Afin d’avoir un comportement fluide, nous avons décidé que plus la voiture détectée est lointaine, plus la voiture<text:s/>de derrière va ralentir. La voiture va donc freiner fort au début puis moins fort. Comme la voiture ne ralentie<text:s/>que si la voiture détectée va moins vite qu’elle,<text:s/>en faisant freiner fortement la voiture dès le début, il est possible qu’au « tour » d’après la voiture ait la même vitesse que celle qui est devant et les 2 voitures pourront alors se suivre quasiment à la même vitesse<text:s/>ce qui donnera un peu plus de fluidité.</text:p>
      <text:p text:style-name="P128"/>
      <text:p text:style-name="P129">Nous avons mis en place un autre comportement pour la voiture, c’est sa patience. En effet, comme spécifié plus haut, chaque voiture se voit attribuer une patience.<text:s/>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 voiture va tourner à droite (si elle le peut)<text:s/>afin de pouvoir continuer à rouler. En effet nous avons constaté au début que lorsqu’il y a avait des blocages de carrefour, il y avait toujours des voitures qui potentiellement pouvait tourner à droite. Nous nous sommes donc<text:s/>dits<text:s/>que ce comportement sembler normal, puisque dans la vraie vie,<text:s/>cela arrive de changer de direction parce qu’on attend depuis trop longtemps dans un carrefour bloqué.<text:s/>Grâce à cela, même si un carrefour se retrouve bloqué, il se débloquera tout seul avec un peu de temps grâce à ce comportement.</text:p>
      <text:p text:style-name="Textbody"/>
      <text:p text:style-name="Textbody"/>
      <text:list text:style-name="LFO11" text:continue-numbering="true">
        <text:list-item>
          <text:p text:style-name="P130"><text:bookmark-start text:name="_Toc470516243"/>Tourner<text:bookmark-end text:name="_Toc470516243"/></text:p>
        </text:list-item>
      </text:list>
      <text:p text:style-name="Textbody"/>
      <text:p text:style-name="Textbody"/>
      <text:p text:style-name="P131"><text:tab/>Tout se joue dans la fonction « move », c’est ici que sont appelées toutes les fonctions nécessaires aux changements de directions.</text:p>
      <text:p text:style-name="P132">La solution choisie est de définir à chaque entrée d’intersection la prochaine direction de l’agent. Dans un premier temps on vérifie que l’agent est sur un patch appartenant à l’intersection en vérifiant la variable booléenne des patches ; si c’est le cas on passe dans la procédure « moveInIntersection ».</text:p>
      <text:soft-page-break/>
      <text:p text:style-name="P133">On vérifie que l’on n’a pas déjà effectué le mouvement pour tourner et que l’on soit passé ici une seule fois pour cette intersection; si cette condition n’existait pas le mouvement serait réalisé en passant sur chaque patch de l’intersection ce qui ferait tourner le véhicule jusqu’à ce qu’il sorte de l’intersection !</text:p>
      <text:p text:style-name="P134">La fonction « getNumIntersection permet de récupérer le label (cf. II. 2. A.) de la bannière<text:s/>ce qui la rend unique.</text:p>
      <text:list text:style-name="LFO12" text:continue-numbering="true">
        <text:list-item>
          <text:p text:style-name="P135"><text:bookmark-start text:name="_Toc470516244"/>Tourner à droite<text:bookmark-end text:name="_Toc470516244"/></text:p>
        </text:list-item>
      </text:list>
      <text:p text:style-name="P136"/>
      <text:p text:style-name="P137">Dans ce cas, on va juste effectuer le mouvement, trouver une nouvelle direction pour la prochaine intersection, récupérer le numéro de l’intersection dans une variable globale et finalement passer la variable booléenne de validation de mouvement à vrai.</text:p>
      <text:p text:style-name="P138"/>
      <text:list text:style-name="LFO12" text:continue-numbering="true">
        <text:list-item>
          <text:p text:style-name="P139"><text:bookmark-start text:name="_Toc470516245"/>Tourner à gauche<text:bookmark-end text:name="_Toc470516245"/></text:p>
        </text:list-item>
      </text:list>
      <text:p text:style-name="Textbody"/>
      <text:p text:style-name="P140">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body"><text:tab/><text:tab/>d = (<text:span text:style-name="T141">road_size<text:s/></text:span>– lane_ + 1) + speed</text:p>
      <text:p text:style-name="P142">lane_ : variable initialisée par la fonction « getLane » qui permet d’obtenir le numéro de la voie sur laquelle se situe l’agent car.</text:p>
      <text:p text:style-name="P143"><text:tab/><text:tab/>Une fois d obtenu on récupère le patch à cette position pour que l’agent avance jusqu’à celui-ci.</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5B9BD5" fo:hyphenate="false"/>
    </style:style>
    <style:style style:name="Titre5" style:display-name="Titre 5" style:family="paragraph" style:parent-style-name="Standard" style:next-style-name="Textbody" style:default-outline-level="5">
      <style:paragraph-properties fo:keep-with-next="always" fo:keep-together="always" fo:margin-top="0.1388in" fo:margin-bottom="0in"/>
      <style:text-properties style:font-name="Calibri Light"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fr" fo:country="FR"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Sansinterligne" style:display-name="Sans interligne" style:family="paragraph">
      <style:paragraph-properties fo:widows="2" fo:orphans="2" fo:margin-bottom="0in" fo:line-height="100%"/>
      <style:text-properties style:language-asian="en" style:country-asian="GB"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Titre1" style:default-outline-level="1">
      <style:paragraph-properties text:number-lines="false"/>
      <style:text-properties fo:font-weight="bold" style:font-weight-asian="bold" style:font-weight-complex="bold" fo:language="en" fo:country="GB" style:language-asian="en" style:country-asian="GB" fo:hyphenate="false"/>
    </style:style>
    <style:style style:name="Contents1" style:display-name="Contents 1" style:family="paragraph" style:parent-style-name="Standard">
      <style:paragraph-properties fo:margin-bottom="0.0694in">
        <style:tab-stops>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ntents4" style:display-name="Contents 4" style:family="paragraph" style:parent-style-name="Standard">
      <style:paragraph-properties fo:margin-bottom="0.0694in" fo:margin-left="0.458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bottom="0.0694in" fo:margin-left="0.6111in">
        <style:tab-stops>
          <style:tab-stop style:type="right" style:leader-style="dotted" style:leader-text="." style:position="5.9069in"/>
        </style:tab-stops>
      </style:paragraph-properties>
      <style:text-properties fo:hyphenate="false"/>
    </style:style>
    <style:style style:name="SansinterligneCar" style:display-name="Sans interligne Car" style:family="text" style:parent-style-name="Policepardéfaut">
      <style:text-properties style:font-name-complex="F" style:language-asian="en" style:country-asian="GB"/>
    </style:style>
    <style:style style:name="En-têteCar" style:display-name="En-tête Car" style:family="text" style:parent-style-name="Policepardéfaut">
      <style:text-properties fo:language="fr" fo:country="FR"/>
    </style:style>
    <style:style style:name="PieddepageCar" style:display-name="Pied de page Car" style:family="text" style:parent-style-name="Policepardéfaut">
      <style:text-properties fo:language="fr" fo:country="FR"/>
    </style:style>
    <style:style style:name="Titre1Car" style:display-name="Titre 1 Car" style:family="text" style:parent-style-name="Policepardéfaut">
      <style:text-properties style:font-name="Calibri Light" style:font-name-complex="F" fo:color="#2E74B5" fo:font-size="16pt" style:font-size-asian="16pt" style:font-size-complex="16pt" fo:language="fr" fo:country="FR"/>
    </style:style>
    <style:style style:name="Titre2Car" style:display-name="Titre 2 Car" style:family="text" style:parent-style-name="Policepardéfaut">
      <style:text-properties style:font-name="Calibri Light" style:font-name-complex="F" fo:color="#2E74B5" fo:font-size="13pt" style:font-size-asian="13pt" style:font-size-complex="13pt" fo:language="fr" fo:country="FR"/>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alibri Light" style:font-name-complex="F" fo:color="#1F4D78" fo:font-size="12pt" style:font-size-asian="12pt" style:font-size-complex="12pt" fo:language="fr" fo:country="FR"/>
    </style:style>
    <style:style style:name="TextedebullesCar" style:display-name="Texte de bulles Car" style:family="text" style:parent-style-name="Policepardéfaut">
      <style:text-properties style:font-name="Tahoma" style:font-name-complex="Tahoma" fo:font-size="8pt" style:font-size-asian="8pt" style:font-size-complex="8pt" fo:language="fr" fo:country="FR"/>
    </style:style>
    <style:style style:name="Titre4Car" style:display-name="Titre 4 Car" style:family="text" style:parent-style-name="Policepardéfaut">
      <style:text-properties style:font-name="Calibri Light" style:font-name-complex="F" fo:font-weight="bold" style:font-weight-asian="bold" style:font-weight-complex="bold" fo:font-style="italic" style:font-style-asian="italic" style:font-style-complex="italic" fo:color="#5B9BD5" fo:language="fr" fo:country="FR"/>
    </style:style>
    <style:style style:name="Titre5Car" style:display-name="Titre 5 Car" style:family="text" style:parent-style-name="Policepardéfaut">
      <style:text-properties style:font-name="Calibri Light" style:font-name-complex="F" fo:color="#1F4D78" fo:language="fr" fo:country="FR"/>
    </style:style>
    <style:style style:name="NumberingSymbols" style:display-name="Numbering Symbols"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font-name-asian="Times New Roman" style:font-name-complex="Times New Roman" style:letter-kerning="false" fo:language="en" fo:country="GB" style:language-asian="en" style:country-asian="GB"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2"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3" style:num-suffix="." style:num-format="i" text:display-levels="3">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4" style:num-suffix="." style:num-format="1" text:display-levels="4">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5" style:num-suffix="." style:num-format="a" style:num-letter-sync="true" text:display-levels="5">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6" style:num-suffix="." style:num-format="i" text:display-levels="6">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level-style-number text:level="7" style:num-suffix="." style:num-format="1" text:display-levels="7">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8" style:num-suffix="." style:num-format="a" style:num-letter-sync="true" text:display-levels="8">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9" style:num-suffix="." style:num-format="i" text:display-levels="9">
        <style:list-level-properties fo:text-align="end" text:space-before="6.375in" text:min-label-width="0.125in" text:list-level-position-and-space-mode="label-alignment">
          <style:list-level-label-alignment text:label-followed-by="listtab" fo:margin-left="6.5in" fo:text-indent="-0.1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A" style:num-letter-sync="true" text:start-value="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office:automatic-styles>
  <office:master-styles>
    <style:master-page style:name="MP0" style:page-layout-name="PL0">
      <style:footer>
        <text:p text:style-name="Pieddepag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ssier de spécification</dc:title>
    <dc:subject>Logiciel de gestion générale : Chemical Monitoring</dc:subject>
    <meta:initial-creator>Maxime DEGRES Jean-Baptiste DURIEZ Jordane QUINCY</meta:initial-creator>
    <dc:creator>Jean-Baptiste DURIEZ</dc:creator>
    <meta:creation-date>2016-12-07T18:15:00Z</meta:creation-date>
    <dc:date>2016-12-26T11:22:00Z</dc:date>
    <meta:template xlink:href="Normal.dotm" xlink:type="simple"/>
    <meta:editing-cycles>159</meta:editing-cycles>
    <meta:editing-duration>PT83880S</meta:editing-duration>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1" meta:word-count="1581" meta:character-count="10572" meta:row-count="75" meta:non-whitespace-character-count="9012"/>
  </office:meta>
</office:document-meta>
</file>